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0.48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601</text:p>
          </table:table-cell>
          <table:table-cell office:value-type="string">
            <text:p>:9999</text:p>
          </table:table-cell>
          <table:table-cell table:number-columns-repeated="2" office:value-type="string">
            <text:p>:1101</text:p>
          </table:table-cell>
          <table:table-cell office:value-type="string">
            <text:p>:</text:p>
          </table:table-cell>
          <table:table-cell table:formula="of:=[.A1]" office:value-type="string" office:string-value="s601">
            <text:p>s601</text:p>
          </table:table-cell>
          <table:table-cell office:value-type="string">
            <text:p>:/home/</text:p>
          </table:table-cell>
          <table:table-cell table:formula="of:=[.A1]" office:value-type="string" office:string-value="s601">
            <text:p>s601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2</text:p>
          </table:table-cell>
          <table:table-cell office:value-type="string">
            <text:p>:9999</text:p>
          </table:table-cell>
          <table:table-cell table:number-columns-repeated="2" office:value-type="string">
            <text:p>:1102</text:p>
          </table:table-cell>
          <table:table-cell office:value-type="string">
            <text:p>:</text:p>
          </table:table-cell>
          <table:table-cell table:formula="of:=[.A2]" office:value-type="string" office:string-value="s602">
            <text:p>s602</text:p>
          </table:table-cell>
          <table:table-cell office:value-type="string">
            <text:p>:/home/</text:p>
          </table:table-cell>
          <table:table-cell table:formula="of:=[.A2]" office:value-type="string" office:string-value="s602">
            <text:p>s602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3</text:p>
          </table:table-cell>
          <table:table-cell office:value-type="string">
            <text:p>:9999</text:p>
          </table:table-cell>
          <table:table-cell table:number-columns-repeated="2" office:value-type="string">
            <text:p>:1103</text:p>
          </table:table-cell>
          <table:table-cell office:value-type="string">
            <text:p>:</text:p>
          </table:table-cell>
          <table:table-cell table:formula="of:=[.A3]" office:value-type="string" office:string-value="s603">
            <text:p>s603</text:p>
          </table:table-cell>
          <table:table-cell office:value-type="string">
            <text:p>:/home/</text:p>
          </table:table-cell>
          <table:table-cell table:formula="of:=[.A3]" office:value-type="string" office:string-value="s603">
            <text:p>s603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4</text:p>
          </table:table-cell>
          <table:table-cell office:value-type="string">
            <text:p>:9999</text:p>
          </table:table-cell>
          <table:table-cell table:number-columns-repeated="2" office:value-type="string">
            <text:p>:1104</text:p>
          </table:table-cell>
          <table:table-cell office:value-type="string">
            <text:p>:</text:p>
          </table:table-cell>
          <table:table-cell table:formula="of:=[.A4]" office:value-type="string" office:string-value="s604">
            <text:p>s604</text:p>
          </table:table-cell>
          <table:table-cell office:value-type="string">
            <text:p>:/home/</text:p>
          </table:table-cell>
          <table:table-cell table:formula="of:=[.A4]" office:value-type="string" office:string-value="s604">
            <text:p>s604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5</text:p>
          </table:table-cell>
          <table:table-cell office:value-type="string">
            <text:p>:9999</text:p>
          </table:table-cell>
          <table:table-cell table:number-columns-repeated="2" office:value-type="string">
            <text:p>:1105</text:p>
          </table:table-cell>
          <table:table-cell office:value-type="string">
            <text:p>:</text:p>
          </table:table-cell>
          <table:table-cell table:formula="of:=[.A5]" office:value-type="string" office:string-value="s605">
            <text:p>s605</text:p>
          </table:table-cell>
          <table:table-cell office:value-type="string">
            <text:p>:/home/</text:p>
          </table:table-cell>
          <table:table-cell table:formula="of:=[.A5]" office:value-type="string" office:string-value="s605">
            <text:p>s605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6</text:p>
          </table:table-cell>
          <table:table-cell office:value-type="string">
            <text:p>:9999</text:p>
          </table:table-cell>
          <table:table-cell table:number-columns-repeated="2" office:value-type="string">
            <text:p>:1106</text:p>
          </table:table-cell>
          <table:table-cell office:value-type="string">
            <text:p>:</text:p>
          </table:table-cell>
          <table:table-cell table:formula="of:=[.A6]" office:value-type="string" office:string-value="s606">
            <text:p>s606</text:p>
          </table:table-cell>
          <table:table-cell office:value-type="string">
            <text:p>:/home/</text:p>
          </table:table-cell>
          <table:table-cell table:formula="of:=[.A6]" office:value-type="string" office:string-value="s606">
            <text:p>s606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601</text:p>
          </table:table-cell>
          <table:table-cell office:value-type="string">
            <text:p>:9999</text:p>
          </table:table-cell>
          <table:table-cell table:number-columns-repeated="2" office:value-type="string">
            <text:p>:1107</text:p>
          </table:table-cell>
          <table:table-cell office:value-type="string">
            <text:p>:</text:p>
          </table:table-cell>
          <table:table-cell table:formula="of:=[.A7]" office:value-type="string" office:string-value="s601">
            <text:p>s601</text:p>
          </table:table-cell>
          <table:table-cell office:value-type="string">
            <text:p>:/home/</text:p>
          </table:table-cell>
          <table:table-cell table:formula="of:=[.A7]" office:value-type="string" office:string-value="s601">
            <text:p>s601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1</text:p>
          </table:table-cell>
          <table:table-cell office:value-type="string">
            <text:p>:9999</text:p>
          </table:table-cell>
          <table:table-cell table:number-columns-repeated="2" office:value-type="string">
            <text:p>:1108</text:p>
          </table:table-cell>
          <table:table-cell office:value-type="string">
            <text:p>:</text:p>
          </table:table-cell>
          <table:table-cell table:formula="of:=[.A8]" office:value-type="string" office:string-value="s501">
            <text:p>s501</text:p>
          </table:table-cell>
          <table:table-cell office:value-type="string">
            <text:p>:/home/</text:p>
          </table:table-cell>
          <table:table-cell table:formula="of:=[.A8]" office:value-type="string" office:string-value="s501">
            <text:p>s501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2</text:p>
          </table:table-cell>
          <table:table-cell office:value-type="string">
            <text:p>:9999</text:p>
          </table:table-cell>
          <table:table-cell table:number-columns-repeated="2" office:value-type="string">
            <text:p>:1109</text:p>
          </table:table-cell>
          <table:table-cell office:value-type="string">
            <text:p>:</text:p>
          </table:table-cell>
          <table:table-cell table:formula="of:=[.A9]" office:value-type="string" office:string-value="s502">
            <text:p>s502</text:p>
          </table:table-cell>
          <table:table-cell office:value-type="string">
            <text:p>:/home/</text:p>
          </table:table-cell>
          <table:table-cell table:formula="of:=[.A9]" office:value-type="string" office:string-value="s502">
            <text:p>s502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3</text:p>
          </table:table-cell>
          <table:table-cell office:value-type="string">
            <text:p>:9999</text:p>
          </table:table-cell>
          <table:table-cell table:number-columns-repeated="2" office:value-type="string">
            <text:p>:1110</text:p>
          </table:table-cell>
          <table:table-cell office:value-type="string">
            <text:p>:</text:p>
          </table:table-cell>
          <table:table-cell table:formula="of:=[.A10]" office:value-type="string" office:string-value="s503">
            <text:p>s503</text:p>
          </table:table-cell>
          <table:table-cell office:value-type="string">
            <text:p>:/home/</text:p>
          </table:table-cell>
          <table:table-cell table:formula="of:=[.A10]" office:value-type="string" office:string-value="s503">
            <text:p>s503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4</text:p>
          </table:table-cell>
          <table:table-cell office:value-type="string">
            <text:p>:9999</text:p>
          </table:table-cell>
          <table:table-cell table:number-columns-repeated="2" office:value-type="string">
            <text:p>:1111</text:p>
          </table:table-cell>
          <table:table-cell office:value-type="string">
            <text:p>:</text:p>
          </table:table-cell>
          <table:table-cell table:formula="of:=[.A11]" office:value-type="string" office:string-value="s504">
            <text:p>s504</text:p>
          </table:table-cell>
          <table:table-cell office:value-type="string">
            <text:p>:/home/</text:p>
          </table:table-cell>
          <table:table-cell table:formula="of:=[.A11]" office:value-type="string" office:string-value="s504">
            <text:p>s504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5</text:p>
          </table:table-cell>
          <table:table-cell office:value-type="string">
            <text:p>:9999</text:p>
          </table:table-cell>
          <table:table-cell table:number-columns-repeated="2" office:value-type="string">
            <text:p>:1112</text:p>
          </table:table-cell>
          <table:table-cell office:value-type="string">
            <text:p>:</text:p>
          </table:table-cell>
          <table:table-cell table:formula="of:=[.A12]" office:value-type="string" office:string-value="s505">
            <text:p>s505</text:p>
          </table:table-cell>
          <table:table-cell office:value-type="string">
            <text:p>:/home/</text:p>
          </table:table-cell>
          <table:table-cell table:formula="of:=[.A12]" office:value-type="string" office:string-value="s505">
            <text:p>s505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06</text:p>
          </table:table-cell>
          <table:table-cell office:value-type="string">
            <text:p>:9999</text:p>
          </table:table-cell>
          <table:table-cell table:number-columns-repeated="2" office:value-type="string">
            <text:p>:1113</text:p>
          </table:table-cell>
          <table:table-cell office:value-type="string">
            <text:p>:</text:p>
          </table:table-cell>
          <table:table-cell table:formula="of:=[.A13]" office:value-type="string" office:string-value="s506">
            <text:p>s506</text:p>
          </table:table-cell>
          <table:table-cell office:value-type="string">
            <text:p>:/home/</text:p>
          </table:table-cell>
          <table:table-cell table:formula="of:=[.A13]" office:value-type="string" office:string-value="s506">
            <text:p>s506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510</text:p>
          </table:table-cell>
          <table:table-cell office:value-type="string">
            <text:p>:9999</text:p>
          </table:table-cell>
          <table:table-cell table:number-columns-repeated="2" office:value-type="string">
            <text:p>:1114</text:p>
          </table:table-cell>
          <table:table-cell office:value-type="string">
            <text:p>:</text:p>
          </table:table-cell>
          <table:table-cell table:formula="of:=[.A14]" office:value-type="string" office:string-value="s510">
            <text:p>s510</text:p>
          </table:table-cell>
          <table:table-cell office:value-type="string">
            <text:p>:/home/</text:p>
          </table:table-cell>
          <table:table-cell table:formula="of:=[.A14]" office:value-type="string" office:string-value="s510">
            <text:p>s510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1</text:p>
          </table:table-cell>
          <table:table-cell office:value-type="string">
            <text:p>:9999</text:p>
          </table:table-cell>
          <table:table-cell table:number-columns-repeated="2" office:value-type="string">
            <text:p>:1115</text:p>
          </table:table-cell>
          <table:table-cell office:value-type="string">
            <text:p>:</text:p>
          </table:table-cell>
          <table:table-cell table:formula="of:=[.A15]" office:value-type="string" office:string-value="s401">
            <text:p>s401</text:p>
          </table:table-cell>
          <table:table-cell office:value-type="string">
            <text:p>:/home/</text:p>
          </table:table-cell>
          <table:table-cell table:formula="of:=[.A15]" office:value-type="string" office:string-value="s401">
            <text:p>s401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2</text:p>
          </table:table-cell>
          <table:table-cell office:value-type="string">
            <text:p>:9999</text:p>
          </table:table-cell>
          <table:table-cell table:number-columns-repeated="2" office:value-type="string">
            <text:p>:1116</text:p>
          </table:table-cell>
          <table:table-cell office:value-type="string">
            <text:p>:</text:p>
          </table:table-cell>
          <table:table-cell table:formula="of:=[.A16]" office:value-type="string" office:string-value="s402">
            <text:p>s402</text:p>
          </table:table-cell>
          <table:table-cell office:value-type="string">
            <text:p>:/home/</text:p>
          </table:table-cell>
          <table:table-cell table:formula="of:=[.A16]" office:value-type="string" office:string-value="s402">
            <text:p>s402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3</text:p>
          </table:table-cell>
          <table:table-cell office:value-type="string">
            <text:p>:9999</text:p>
          </table:table-cell>
          <table:table-cell table:number-columns-repeated="2" office:value-type="string">
            <text:p>:1117</text:p>
          </table:table-cell>
          <table:table-cell office:value-type="string">
            <text:p>:</text:p>
          </table:table-cell>
          <table:table-cell table:formula="of:=[.A17]" office:value-type="string" office:string-value="s403">
            <text:p>s403</text:p>
          </table:table-cell>
          <table:table-cell office:value-type="string">
            <text:p>:/home/</text:p>
          </table:table-cell>
          <table:table-cell table:formula="of:=[.A17]" office:value-type="string" office:string-value="s403">
            <text:p>s403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4</text:p>
          </table:table-cell>
          <table:table-cell office:value-type="string">
            <text:p>:9999</text:p>
          </table:table-cell>
          <table:table-cell table:number-columns-repeated="2" office:value-type="string">
            <text:p>:1118</text:p>
          </table:table-cell>
          <table:table-cell office:value-type="string">
            <text:p>:</text:p>
          </table:table-cell>
          <table:table-cell table:formula="of:=[.A18]" office:value-type="string" office:string-value="s404">
            <text:p>s404</text:p>
          </table:table-cell>
          <table:table-cell office:value-type="string">
            <text:p>:/home/</text:p>
          </table:table-cell>
          <table:table-cell table:formula="of:=[.A18]" office:value-type="string" office:string-value="s404">
            <text:p>s404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5</text:p>
          </table:table-cell>
          <table:table-cell office:value-type="string">
            <text:p>:9999</text:p>
          </table:table-cell>
          <table:table-cell table:number-columns-repeated="2" office:value-type="string">
            <text:p>:1119</text:p>
          </table:table-cell>
          <table:table-cell office:value-type="string">
            <text:p>:</text:p>
          </table:table-cell>
          <table:table-cell table:formula="of:=[.A19]" office:value-type="string" office:string-value="s405">
            <text:p>s405</text:p>
          </table:table-cell>
          <table:table-cell office:value-type="string">
            <text:p>:/home/</text:p>
          </table:table-cell>
          <table:table-cell table:formula="of:=[.A19]" office:value-type="string" office:string-value="s405">
            <text:p>s405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06</text:p>
          </table:table-cell>
          <table:table-cell office:value-type="string">
            <text:p>:9999</text:p>
          </table:table-cell>
          <table:table-cell table:number-columns-repeated="2" office:value-type="string">
            <text:p>:1120</text:p>
          </table:table-cell>
          <table:table-cell office:value-type="string">
            <text:p>:</text:p>
          </table:table-cell>
          <table:table-cell table:formula="of:=[.A20]" office:value-type="string" office:string-value="s406">
            <text:p>s406</text:p>
          </table:table-cell>
          <table:table-cell office:value-type="string">
            <text:p>:/home/</text:p>
          </table:table-cell>
          <table:table-cell table:formula="of:=[.A20]" office:value-type="string" office:string-value="s406">
            <text:p>s406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410</text:p>
          </table:table-cell>
          <table:table-cell office:value-type="string">
            <text:p>:9999</text:p>
          </table:table-cell>
          <table:table-cell table:number-columns-repeated="2" office:value-type="string">
            <text:p>:1121</text:p>
          </table:table-cell>
          <table:table-cell office:value-type="string">
            <text:p>:</text:p>
          </table:table-cell>
          <table:table-cell table:formula="of:=[.A21]" office:value-type="string" office:string-value="s410">
            <text:p>s410</text:p>
          </table:table-cell>
          <table:table-cell office:value-type="string">
            <text:p>:/home/</text:p>
          </table:table-cell>
          <table:table-cell table:formula="of:=[.A21]" office:value-type="string" office:string-value="s410">
            <text:p>s410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1</text:p>
          </table:table-cell>
          <table:table-cell office:value-type="string">
            <text:p>:9999</text:p>
          </table:table-cell>
          <table:table-cell table:number-columns-repeated="2" office:value-type="string">
            <text:p>:1122</text:p>
          </table:table-cell>
          <table:table-cell office:value-type="string">
            <text:p>:</text:p>
          </table:table-cell>
          <table:table-cell table:formula="of:=[.A22]" office:value-type="string" office:string-value="s301">
            <text:p>s301</text:p>
          </table:table-cell>
          <table:table-cell office:value-type="string">
            <text:p>:/home/</text:p>
          </table:table-cell>
          <table:table-cell table:formula="of:=[.A22]" office:value-type="string" office:string-value="s301">
            <text:p>s301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2</text:p>
          </table:table-cell>
          <table:table-cell office:value-type="string">
            <text:p>:9999</text:p>
          </table:table-cell>
          <table:table-cell table:number-columns-repeated="2" office:value-type="string">
            <text:p>:1123</text:p>
          </table:table-cell>
          <table:table-cell office:value-type="string">
            <text:p>:</text:p>
          </table:table-cell>
          <table:table-cell table:formula="of:=[.A23]" office:value-type="string" office:string-value="s302">
            <text:p>s302</text:p>
          </table:table-cell>
          <table:table-cell office:value-type="string">
            <text:p>:/home/</text:p>
          </table:table-cell>
          <table:table-cell table:formula="of:=[.A23]" office:value-type="string" office:string-value="s302">
            <text:p>s302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3</text:p>
          </table:table-cell>
          <table:table-cell office:value-type="string">
            <text:p>:9999</text:p>
          </table:table-cell>
          <table:table-cell table:number-columns-repeated="2" office:value-type="string">
            <text:p>:1124</text:p>
          </table:table-cell>
          <table:table-cell office:value-type="string">
            <text:p>:</text:p>
          </table:table-cell>
          <table:table-cell table:formula="of:=[.A24]" office:value-type="string" office:string-value="s303">
            <text:p>s303</text:p>
          </table:table-cell>
          <table:table-cell office:value-type="string">
            <text:p>:/home/</text:p>
          </table:table-cell>
          <table:table-cell table:formula="of:=[.A24]" office:value-type="string" office:string-value="s303">
            <text:p>s303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4</text:p>
          </table:table-cell>
          <table:table-cell office:value-type="string">
            <text:p>:9999</text:p>
          </table:table-cell>
          <table:table-cell table:number-columns-repeated="2" office:value-type="string">
            <text:p>:1125</text:p>
          </table:table-cell>
          <table:table-cell office:value-type="string">
            <text:p>:</text:p>
          </table:table-cell>
          <table:table-cell table:formula="of:=[.A25]" office:value-type="string" office:string-value="s304">
            <text:p>s304</text:p>
          </table:table-cell>
          <table:table-cell office:value-type="string">
            <text:p>:/home/</text:p>
          </table:table-cell>
          <table:table-cell table:formula="of:=[.A25]" office:value-type="string" office:string-value="s304">
            <text:p>s304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5</text:p>
          </table:table-cell>
          <table:table-cell office:value-type="string">
            <text:p>:9999</text:p>
          </table:table-cell>
          <table:table-cell table:number-columns-repeated="2" office:value-type="string">
            <text:p>:1126</text:p>
          </table:table-cell>
          <table:table-cell office:value-type="string">
            <text:p>:</text:p>
          </table:table-cell>
          <table:table-cell table:formula="of:=[.A26]" office:value-type="string" office:string-value="s305">
            <text:p>s305</text:p>
          </table:table-cell>
          <table:table-cell office:value-type="string">
            <text:p>:/home/</text:p>
          </table:table-cell>
          <table:table-cell table:formula="of:=[.A26]" office:value-type="string" office:string-value="s305">
            <text:p>s305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06</text:p>
          </table:table-cell>
          <table:table-cell office:value-type="string">
            <text:p>:9999</text:p>
          </table:table-cell>
          <table:table-cell table:number-columns-repeated="2" office:value-type="string">
            <text:p>:1127</text:p>
          </table:table-cell>
          <table:table-cell office:value-type="string">
            <text:p>:</text:p>
          </table:table-cell>
          <table:table-cell table:formula="of:=[.A27]" office:value-type="string" office:string-value="s306">
            <text:p>s306</text:p>
          </table:table-cell>
          <table:table-cell office:value-type="string">
            <text:p>:/home/</text:p>
          </table:table-cell>
          <table:table-cell table:formula="of:=[.A27]" office:value-type="string" office:string-value="s306">
            <text:p>s306</text:p>
          </table:table-cell>
          <table:table-cell office:value-type="string">
            <text:p>:/bin/bash</text:p>
          </table:table-cell>
        </table:table-row>
        <table:table-row table:style-name="ro1">
          <table:table-cell office:value-type="string">
            <text:p>s310</text:p>
          </table:table-cell>
          <table:table-cell office:value-type="string">
            <text:p>:9999</text:p>
          </table:table-cell>
          <table:table-cell table:number-columns-repeated="2" office:value-type="string">
            <text:p>:1128</text:p>
          </table:table-cell>
          <table:table-cell office:value-type="string">
            <text:p>:</text:p>
          </table:table-cell>
          <table:table-cell table:formula="of:=[.A28]" office:value-type="string" office:string-value="s310">
            <text:p>s310</text:p>
          </table:table-cell>
          <table:table-cell office:value-type="string">
            <text:p>:/home/</text:p>
          </table:table-cell>
          <table:table-cell table:formula="of:=[.A28]" office:value-type="string" office:string-value="s310">
            <text:p>s310</text:p>
          </table:table-cell>
          <table:table-cell office:value-type="string">
            <text:p>:/bin/bash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roid Sans Fallback" fo:language="en" fo:country="US" style:font-name-asian="DejaVu Sans" style:language-asian="zh" style:country-asian="TW" style:font-name-complex="Droid Sans Fallback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2010/08/05</text:date>, <text:time>09:18:4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0-08-03T14:44:55</meta:creation-date>
    <dc:date>2010-08-03T15:00:29</dc:date>
    <dc:creator>user </dc:creator>
    <meta:editing-duration>PT00H00M24S</meta:editing-duration>
    <meta:editing-cycles>1</meta:editing-cycles>
    <meta:generator>OpenOffice.org/3.2$Linux OpenOffice.org_project/320m12$Build-9483</meta:generator>
    <meta:document-statistic meta:table-count="3" meta:cell-count="252" meta:object-count="0"/>
  </office:meta>
</office:document-meta>
</file>